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7.434cm" fo:min-width="7.18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8cm" svg:height="10.98cm" svg:x="2.91cm" svg:y="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78cm" svg:y1="7.6cm" svg:x2="16.92cm" svg:y2="7.6cm">
          <text:p/>
        </draw:line>
        <draw:frame draw:style-name="gr3" draw:text-style-name="P3" draw:layer="layout" svg:width="0.673cm" svg:height="0.555cm" svg:x="8.007cm" svg:y="1.4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4" draw:layer="layout" svg:width="0.15cm" svg:height="0.15cm" svg:x="8.268cm" svg:y="2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cm" svg:height="0.15cm" svg:x="3.21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2cm" svg:y1="13.54cm" svg:x2="1.2cm" svg:y2="0.66cm">
          <text:p/>
        </draw:line>
        <draw:line draw:style-name="gr5" draw:text-style-name="P2" draw:layer="layout" svg:x1="1.2cm" svg:y1="7.6cm" svg:x2="3.2cm" svg:y2="5.56cm">
          <text:p/>
        </draw:line>
        <draw:circle draw:style-name="gr6" draw:text-style-name="P3" draw:layer="layout" svg:width="2cm" svg:height="2cm" svg:x="0.2cm" svg:y="6.6cm" draw:kind="arc" draw:start-angle="46.16" draw:end-angle="88.49">
          <text:p/>
        </draw:circle>
        <draw:frame draw:style-name="gr3" draw:text-style-name="P3" draw:layer="layout" svg:width="0.475cm" svg:height="0.309cm" svg:x="1.225cm" svg:y="6.8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0.441cm" svg:height="0.487cm" svg:x="2.819cm" svg:y="5.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1.071cm" svg:height="0.487cm" svg:x="3.139cm" svg:y="7.8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4" draw:layer="layout" svg:width="0.15cm" svg:height="0.15cm" svg:x="2.83cm" svg:y="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2cm" svg:height="0.555cm" svg:x="7.76cm" svg:y="13.0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4" draw:layer="layout" svg:width="0.15cm" svg:height="0.15cm" svg:x="8.195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15cm" svg:height="0.15cm" svg:x="13.54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71cm" svg:height="0.487cm" svg:x="13.807cm" svg:y="5.4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3.692cm" svg:height="1.173cm" svg:x="1.44cm" svg:y="1.2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469cm" svg:height="1.173cm" svg:x="14.496cm" svg:y="7.86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5" draw:layer="layout" svg:width="3.321cm" svg:height="1.639cm" svg:x="13.939cm" svg:y="9.16cm">
          <draw:text-box>
            <text:p><text:span text:style-name="T1">Bli</text:span><text:span text:style-name="T1">nd</text:span><text:span text:style-name="T1">lei</text:span><text:span text:style-name="T1">st</text:span><text:span text:style-name="T1">un</text:span><text:span text:style-name="T1">g</text:span></text:p>
            <text:p><text:span text:style-name="T1">im</text:span><text:span text:style-name="T1">m</text:span><text:span text:style-name="T1">er </text:span><text:span text:style-name="T1">in</text:span><text:span text:style-name="T1">du</text:span><text:span text:style-name="T1">kti</text:span><text:span text:style-name="T1">v,</text:span></text:p>
            <text:p><text:span text:style-name="T1">d.</text:span><text:span text:style-name="T1">h. </text:span><text:span text:style-name="T1">Bli</text:span><text:span text:style-name="T1">nd</text:span><text:span text:style-name="T1">str</text:span><text:span text:style-name="T1">o</text:span><text:span text:style-name="T1">m</text:span></text:p>
            <text:p><text:span text:style-name="T1">im</text:span><text:span text:style-name="T1">m</text:span><text:span text:style-name="T1">er </text:span><text:span text:style-name="T1">ne</text:span><text:span text:style-name="T1">ga</text:span><text:span text:style-name="T1">tiv</text:span></text:p>
          </draw:text-box>
        </draw:frame>
        <draw:frame draw:style-name="gr7" draw:text-style-name="P5" draw:layer="layout" svg:width="3.601cm" svg:height="0.598cm" svg:x="6.6cm" svg:y="10.18cm">
          <draw:text-box>
            <text:p><text:span text:style-name="T1">Generatorbetrieb</text:span></text:p>
          </draw:text-box>
        </draw:frame>
        <draw:frame draw:style-name="gr7" draw:text-style-name="P5" draw:layer="layout" svg:width="2.877cm" svg:height="0.598cm" svg:x="6.94cm" svg:y="4.06cm">
          <draw:text-box>
            <text:p><text:span text:style-name="T1">M</text:span><text:span text:style-name="T1">ot</text:span><text:span text:style-name="T1">or</text:span><text:span text:style-name="T1">b</text:span><text:span text:style-name="T1">et</text:span><text:span text:style-name="T1">ri</text:span><text:span text:style-name="T1">e</text:span><text:span text:style-name="T1">b</text:span></text:p>
          </draw:text-box>
        </draw:frame>
        <draw:frame draw:style-name="gr7" draw:text-style-name="P5" draw:layer="layout" svg:width="2.991cm" svg:height="0.945cm" svg:x="13.963cm" svg:y="6.36cm">
          <draw:text-box>
            <text:p><text:span text:style-name="T1">Gegenstrom-</text:span></text:p>
            <text:p><text:span text:style-name="T1">Bremsbereich</text:span></text:p>
          </draw:text-box>
        </draw:frame>
        <draw:frame draw:style-name="gr3" draw:text-style-name="P3" draw:layer="layout" svg:width="2.317cm" svg:height="0.555cm" svg:x="7.242cm" svg:y="3.48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1.268cm" svg:height="0.555cm" svg:x="7.766cm" svg:y="9.60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1.006cm" svg:height="0.487cm" svg:x="14.94cm" svg:y="6.00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8" draw:text-style-name="P2" draw:layer="layout" svg:x1="2.88cm" svg:y1="7.6cm" svg:x2="2.88cm" svg:y2="11.96cm">
          <text:p/>
        </draw:line>
        <draw:line draw:style-name="gr9" draw:text-style-name="P2" draw:layer="layout" svg:x1="1.26cm" svg:y1="11.74cm" svg:x2="2.86cm" svg:y2="11.74cm">
          <text:p/>
        </draw:line>
        <draw:frame draw:style-name="gr3" draw:text-style-name="P3" draw:layer="layout" svg:width="1.206cm" svg:height="1.173cm" svg:x="1.494cm" svg:y="11.8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4" draw:layer="layout" svg:width="0.182cm" svg:height="0.182cm" svg:x="8.258cm" svg:y="7.5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8.36cm" svg:y1="7.5cm" svg:x2="11.78cm" svg:y2="3.38cm">
          <text:p/>
        </draw:line>
        <draw:frame draw:style-name="gr3" draw:text-style-name="P3" draw:layer="layout" svg:width="1.076cm" svg:height="1.173cm" svg:x="9.94cm" svg:y="5.4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4" draw:text-style-name="P4" draw:layer="layout" svg:width="0.15cm" svg:height="0.15cm" svg:x="4.11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07cm" svg:height="0.555cm" svg:x="3.533cm" svg:y="3.40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8" draw:text-style-name="P2" draw:layer="layout" svg:x1="4.2cm" svg:y1="4.02cm" svg:x2="1.2cm" svg:y2="4.02cm">
          <text:p/>
        </draw:line>
        <draw:line draw:style-name="gr10" draw:text-style-name="P2" draw:layer="layout" svg:x1="0.98cm" svg:y1="4.02cm" svg:x2="1.4cm" svg:y2="4.02cm">
          <text:p/>
        </draw:line>
        <draw:frame draw:style-name="gr3" draw:text-style-name="P3" draw:layer="layout" svg:width="0.47cm" svg:height="0.487cm" svg:x="0.55cm" svg:y="3.75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4" draw:text-style-name="P4" draw:layer="layout" svg:width="0.15cm" svg:height="0.15cm" svg:x="13.82cm" svg:y="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457cm" svg:height="0.487cm" svg:x="12.36cm" svg:y="7.6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11:44.819804862</meta:creation-date>
    <dc:date>2017-02-13T19:07:02.546596149</dc:date>
    <meta:editing-duration>PT2H50M16S</meta:editing-duration>
    <meta:editing-cycles>45</meta:editing-cycles>
    <meta:generator>LibreOffice/5.3.0.3$Linux_X86_64 LibreOffice_project/30m0$Build-3</meta:generator>
    <meta:document-statistic meta:object-count="38"/>
  </office:meta>
</office:document-meta>
</file>

<file path=Object 1/content.xml><?xml version="1.0" encoding="utf-8"?>
<math xmlns="http://www.w3.org/1998/Math/MathML" display="block">
  <semantics>
    <mi mathvariant="normal">φ</mi>
    <annotation encoding="StarMath 5.0">%varphi</annotation>
  </semantics>
</math>
</file>

<file path=Object 10/content.xml><?xml version="1.0" encoding="utf-8"?>
<math xmlns="http://www.w3.org/1998/Math/MathML" display="block">
  <semantics>
    <mrow>
      <msub>
        <mi>P</mi>
        <mn>1</mn>
      </msub>
      <mo stretchy="false">&lt;</mo>
      <mn>0</mn>
    </mrow>
    <annotation encoding="StarMath 5.0">P_1 &lt; 0</annotation>
  </semantics>
</math>
</file>

<file path=Object 11/content.xml><?xml version="1.0" encoding="utf-8"?>
<math xmlns="http://www.w3.org/1998/Math/MathML" display="block">
  <semantics>
    <mrow>
      <mi>s</mi>
      <mo stretchy="false">&gt;</mo>
      <mn>1</mn>
    </mrow>
    <annotation encoding="StarMath 5.0">s &gt; 1</annotation>
  </semantics>
</math>
</file>

<file path=Object 12/content.xml><?xml version="1.0" encoding="utf-8"?>
<math xmlns="http://www.w3.org/1998/Math/MathML" display="block">
  <semantics>
    <mfrac>
      <msub>
        <munder accentunder="true">
          <mi>I</mi>
          <mo>̲</mo>
        </munder>
        <mn>10</mn>
      </msub>
      <msub>
        <mi>I</mi>
        <mrow>
          <mn>1</mn>
          <mi mathvariant="italic">WN</mi>
        </mrow>
      </msub>
    </mfrac>
    <annotation encoding="StarMath 5.0">{underline I}_10 over I_1WN</annotation>
  </semantics>
</math>
</file>

<file path=Object 13/content.xml><?xml version="1.0" encoding="utf-8"?>
<math xmlns="http://www.w3.org/1998/Math/MathML" display="block">
  <semantics>
    <mfrac>
      <msub>
        <mi>M</mi>
        <mi mathvariant="italic">iK</mi>
      </msub>
      <msub>
        <mi>M</mi>
        <mtext>iN</mtext>
      </msub>
    </mfrac>
    <annotation encoding="StarMath 5.0">M_iK over M_"iN"</annotation>
  </semantics>
</math>
</file>

<file path=Object 1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5/content.xml><?xml version="1.0" encoding="utf-8"?>
<math xmlns="http://www.w3.org/1998/Math/MathML" display="block">
  <semantics>
    <mn>1</mn>
    <annotation encoding="StarMath 5.0">1</annotation>
  </semantics>
</math>
</file>

<file path=Object 16/content.xml><?xml version="1.0" encoding="utf-8"?>
<math xmlns="http://www.w3.org/1998/Math/MathML" display="block">
  <semantics>
    <mrow>
      <mi>s</mi>
      <mo stretchy="false">=</mo>
      <mrow>
        <mo stretchy="false">±</mo>
        <mi mathvariant="normal">∞</mi>
      </mrow>
    </mrow>
    <annotation encoding="StarMath 5.0">s = +- infty</annotation>
  </semantics>
</math>
</file>

<file path=Object 2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row>
      <mi>s</mi>
      <mo stretchy="false">=</mo>
      <mn>0</mn>
    </mrow>
    <annotation encoding="StarMath 5.0">s = 0</annotation>
  </semantics>
</math>
</file>

<file path=Object 4/content.xml><?xml version="1.0" encoding="utf-8"?>
<math xmlns="http://www.w3.org/1998/Math/MathML" display="block">
  <semantics>
    <mrow>
      <mo stretchy="false">−</mo>
      <msub>
        <mi>s</mi>
        <mi>K</mi>
      </msub>
    </mrow>
    <annotation encoding="StarMath 5.0">-s_K</annotation>
  </semantics>
</math>
</file>

<file path=Object 5/content.xml><?xml version="1.0" encoding="utf-8"?>
<math xmlns="http://www.w3.org/1998/Math/MathML" display="block">
  <semantics>
    <msub>
      <mi>s</mi>
      <mi>K</mi>
    </msub>
    <annotation encoding="StarMath 5.0">s_K</annotation>
  </semantics>
</math>
</file>

<file path=Object 6/content.xml><?xml version="1.0" encoding="utf-8"?>
<math xmlns="http://www.w3.org/1998/Math/MathML" display="block">
  <semantics>
    <mrow>
      <mi>s</mi>
      <mo stretchy="false">=</mo>
      <mn>1</mn>
    </mrow>
    <annotation encoding="StarMath 5.0">s = 1</annotation>
  </semantics>
</math>
</file>

<file path=Object 7/content.xml><?xml version="1.0" encoding="utf-8"?>
<math xmlns="http://www.w3.org/1998/Math/MathML" display="block">
  <semantics>
    <mrow>
      <mfrac>
        <msub>
          <mi>I</mi>
          <mrow>
            <mn>1</mn>
            <mi>W</mi>
          </mrow>
        </msub>
        <msub>
          <mi>I</mi>
          <mrow>
            <mn>1</mn>
            <mi mathvariant="italic">WN</mi>
          </mrow>
        </msub>
      </mfrac>
      <mo stretchy="false">=</mo>
      <mfrac>
        <msub>
          <mi>M</mi>
          <mi>i</mi>
        </msub>
        <msub>
          <mi>M</mi>
          <mtext>iN</mtext>
        </msub>
      </mfrac>
      <mo stretchy="false">=</mo>
      <mfrac>
        <msub>
          <mi>P</mi>
          <mn>1</mn>
        </msub>
        <msub>
          <mi>P</mi>
          <mrow>
            <mn>1</mn>
            <mi>N</mi>
          </mrow>
        </msub>
      </mfrac>
    </mrow>
    <annotation encoding="StarMath 5.0">I_1W over I_1WN = M_i over M_"iN" = P_1 over P_1N</annotation>
  </semantics>
</math>
</file>

<file path=Object 8/content.xml><?xml version="1.0" encoding="utf-8"?>
<math xmlns="http://www.w3.org/1998/Math/MathML" display="block">
  <semantics>
    <mrow>
      <mfrac>
        <mrow>
          <mo stretchy="false">−</mo>
          <msub>
            <mi>I</mi>
            <mrow>
              <mn>1</mn>
              <mi>B</mi>
            </mrow>
          </msub>
        </mrow>
        <msub>
          <mi>I</mi>
          <mrow>
            <mn>1</mn>
            <mi mathvariant="italic">WN</mi>
          </mrow>
        </msub>
      </mfrac>
      <mo stretchy="false">=</mo>
      <mfrac>
        <msub>
          <mi>Q</mi>
          <mn>1</mn>
        </msub>
        <msub>
          <mi>P</mi>
          <mrow>
            <mn>1</mn>
            <mi>N</mi>
          </mrow>
        </msub>
      </mfrac>
    </mrow>
    <annotation encoding="StarMath 5.0">-I_1B over I_1WN = Q_1 over P_1N</annotation>
  </semantics>
</math>
</file>

<file path=Object 9/content.xml><?xml version="1.0" encoding="utf-8"?>
<math xmlns="http://www.w3.org/1998/Math/MathML" display="block">
  <semantics>
    <mrow>
      <mrow>
        <msub>
          <mi>P</mi>
          <mn>1</mn>
        </msub>
        <mo stretchy="false">&gt;</mo>
        <mn>0,</mn>
      </mrow>
      <mrow>
        <mi>s</mi>
        <mo stretchy="false">≤</mo>
        <mn>1</mn>
      </mrow>
    </mrow>
    <annotation encoding="StarMath 5.0">P_1 &gt; 0, s &lt;= 1</annotation>
  </semantics>
</math>
</file>